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5752in" fo:break-before="auto" style:use-optimal-row-height="true"/>
    </style:style>
    <style:style style:name="ro8" style:family="table-row">
      <style:table-row-properties style:row-height="1.4193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ff00" fo:wrap-option="wrap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table:style-name="ce17" office:value-type="string" calcext:value-type="string">
            <text:p>Experiment</text:p>
          </table:table-cell>
          <table:table-cell table:style-name="ce17" office:value-type="string" calcext:value-type="string">
            <text:p>Parameters</text:p>
          </table:table-cell>
          <table:table-cell table:style-name="ce17" office:value-type="string" calcext:value-type="string">
            <text:p>Modification</text:p>
          </table:table-cell>
          <table:table-cell table:style-name="ce17" office:value-type="string" calcext:value-type="string">
            <text:p>Database</text:p>
          </table:table-cell>
          <table:table-cell table:style-name="ce17" office:value-type="string" calcext:value-type="string">
            <text:p>Evaluation Method</text:p>
          </table:table-cell>
          <table:table-cell table:style-name="ce17" office:value-type="string" calcext:value-type="string">
            <text:p>result_acc</text:p>
          </table:table-cell>
          <table:table-cell table:style-name="ce17" office:value-type="string" calcext:value-type="string">
            <text:p>result_auc</text:p>
          </table:table-cell>
          <table:table-cell table:style-name="ce17" office:value-type="string" calcext:value-type="string">
            <text:p>result_cem</text:p>
          </table:table-cell>
          <table:table-cell table:style-name="ce17" office:value-type="string" calcext:value-type="string">
            <text:p>results_f1</text:p>
          </table:table-cell>
          <table:table-cell table:number-columns-repeated="2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10-fold cross-validation</text:p>
          </table:table-cell>
          <table:table-cell table:style-name="ce18" office:value-type="float" office:value="0.226" calcext:value-type="float">
            <text:p>0.226</text:p>
          </table:table-cell>
          <table:table-cell table:style-name="ce18" office:value-type="float" office:value="0.521" calcext:value-type="float">
            <text:p>0.521</text:p>
          </table:table-cell>
          <table:table-cell table:style-name="ce21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18" office:value-type="float" office:value="0.221" calcext:value-type="float">
            <text:p>0.221</text:p>
          </table:table-cell>
          <table:table-cell table:style-name="ce18" office:value-type="float" office:value="0.532" calcext:value-type="float">
            <text:p>0.532</text:p>
          </table:table-cell>
          <table:table-cell table:style-name="ce21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4" calcext:value-type="float">
            <text:p>0.214</text:p>
          </table:table-cell>
          <table:table-cell table:style-name="ce18" office:value-type="float" office:value="0.527" calcext:value-type="float">
            <text:p>0.527</text:p>
          </table:table-cell>
          <table:table-cell table:style-name="ce21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73" calcext:value-type="float">
            <text:p>0.273</text:p>
          </table:table-cell>
          <table:table-cell table:style-name="ce18" office:value-type="float" office:value="0.575" calcext:value-type="float">
            <text:p>0.575</text:p>
          </table:table-cell>
          <table:table-cell table:style-name="ce21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93" calcext:value-type="float">
            <text:p>0.293</text:p>
          </table:table-cell>
          <table:table-cell table:style-name="ce18" office:value-type="float" office:value="0.63" calcext:value-type="float">
            <text:p>0.63</text:p>
          </table:table-cell>
          <table:table-cell table:style-name="ce21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70/30</text:p>
          </table:table-cell>
          <table:table-cell table:style-name="ce18" office:value-type="float" office:value="0.218" calcext:value-type="float">
            <text:p>0.218</text:p>
          </table:table-cell>
          <table:table-cell table:style-name="ce18" office:value-type="float" office:value="0.519" calcext:value-type="float">
            <text:p>0.519</text:p>
          </table:table-cell>
          <table:table-cell table:style-name="ce21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18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18" office:value-type="string" calcext:value-type="string">
            <text:p>80/20</text:p>
          </table:table-cell>
          <table:table-cell table:style-name="ce18" office:value-type="float" office:value="0.265" calcext:value-type="float">
            <text:p>0.265</text:p>
          </table:table-cell>
          <table:table-cell table:style-name="ce18" office:value-type="float" office:value="0.599" calcext:value-type="float">
            <text:p>0.599</text:p>
          </table:table-cell>
          <table:table-cell table:style-name="ce21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8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8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18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18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18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Length + mimicry (label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8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8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8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string" calcext:value-type="string">
            <text:p>EPITOME mechanisms seem to not affect the results very much 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8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8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8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8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8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8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8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8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8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8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8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8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8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8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8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8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PIT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8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18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8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8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8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8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8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string" calcext:value-type="string">
            <text:p>Test results show that treating mimicry as a number (as was default) seems to reduce accuracy</text:p>
          </table:table-cell>
          <table:table-cell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18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8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18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21" office:value-type="string" calcext:value-type="string">
            <text:p>-</text:p>
          </table:table-cell>
          <table:table-cell table:number-columns-repeated="3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18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5">
          <table:table-cell office:value-type="float" office:value="73" calcext:value-type="float">
            <text:p>73</text:p>
          </table:table-cell>
          <table:table-cell table:style-name="ce18" office:value-type="string" calcext:value-type="string">
            <text:p>[1, 1, 1, 1, 1, 1, 0, 0, 0, 1, 1, 1, 1]</text:p>
            <text:p/>
          </table:table-cell>
          <table:table-cell office:value-type="string" calcext:value-type="string">
            <text:p>Intent + Sentiment + epitome + VAD + Length + mimicry + exchange number + added a spellchecker for the VAD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Repeat of 70, no retraining, only using already trained model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6">
          <table:table-cell office:value-type="float" office:value="75" calcext:value-type="float">
            <text:p>75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" calcext:value-type="float">
            <text:p>0.445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45" calcext:value-type="float">
            <text:p>0.5945</text:p>
          </table:table-cell>
          <table:table-cell table:number-columns-repeated="3"/>
        </table:table-row>
        <table:table-row table:style-name="ro7">
          <table:table-cell office:value-type="float" office:value="76" calcext:value-type="float">
            <text:p>76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for VAD. Got the spellchecker wrong, all sentences have “comma” in them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6">
          <table:table-cell office:value-type="float" office:value="77" calcext:value-type="float">
            <text:p>77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eliminated EPITOME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1" calcext:value-type="float">
            <text:p>0.551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8">
          <table:table-cell office:value-type="float" office:value="78" calcext:value-type="float">
            <text:p>78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 + added a spellchecker at the start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9">
          <table:table-cell office:value-type="float" office:value="79" calcext:value-type="float">
            <text:p>79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 non-alphanumeric symbols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8">
          <table:table-cell office:value-type="float" office:value="80" calcext:value-type="float">
            <text:p>80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, all lowercase, non-alphanumeric symbols like ? ! . and , are accepte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10">
          <table:table-cell office:value-type="float" office:value="81" calcext:value-type="float">
            <text:p>81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added a contraction remover at the start of the databas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8" calcext:value-type="float">
            <text:p>0.438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5">
          <table:table-cell office:value-type="float" office:value="82" calcext:value-type="float">
            <text:p>82</text:p>
          </table:table-cell>
          <table:table-cell table:style-name="ce18" office:value-type="string" calcext:value-type="string">
            <text:p>[1, 1, 1, 1, 1, 1, 0, 0, 0, 1, 1, 1]</text:p>
          </table:table-cell>
          <table:table-cell office:value-type="string" calcext:value-type="string">
            <text:p>Intent + Sentiment + epitome + VAD + Length + mimicry + exchange number + contraction remover + 7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5784" calcext:value-type="float">
            <text:p>0.5784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5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5">
          <table:table-cell office:value-type="float" office:value="84" calcext:value-type="float">
            <text:p>84</text:p>
          </table:table-cell>
          <table:table-cell table:style-name="ce18" office:value-type="string" calcext:value-type="string">
            <text:p>[1, 1, 1, 1, 1, 1, 0, 0, 0, 1, 1, 1]</text:p>
          </table:table-cell>
          <table:table-cell table:style-name="ce18" office:value-type="string" calcext:value-type="string">
            <text:p>Intent + Sentiment + epitome + VAD + Length + mimicry + exchange number + contraction remover 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947" calcext:value-type="float">
            <text:p>0.5947</text:p>
          </table:table-cell>
          <table:table-cell table:style-name="Default" office:value-type="float" office:value="0.506" calcext:value-type="float">
            <text:p>0.506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ERT, text pairs, 150 epochs</text:p>
          </table:table-cell>
          <table:table-cell office:value-type="string" calcext:value-type="string">
            <text:p>Carried out experimentation using BER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64/0.16/2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52" calcext:value-type="float">
            <text:p>0.52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5">
          <table:table-cell office:value-type="float" office:value="86" calcext:value-type="float">
            <text:p>86</text:p>
          </table:table-cell>
          <table:table-cell table:style-name="ce18" office:value-type="string" calcext:value-type="string">
            <text:p>[1, 1, 1, 1, 1, 1, 0, 0, 0, 1, 1, 1]</text:p>
          </table:table-cell>
          <table:table-cell table:style-name="ce1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/>
          <table:table-cell office:value-type="float" office:value="0.268" calcext:value-type="float">
            <text:p>0.268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0.2727" calcext:value-type="float">
            <text:p>0.2727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5">
          <table:table-cell office:value-type="float" office:value="87" calcext:value-type="float">
            <text:p>87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table:style-name="ce18" office:value-type="string" calcext:value-type="string">
            <text:p>Intent + Sentiment + epitome + VAD + Length + mimicry + exchange number + contraction remover – EPITOME_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4" calcext:value-type="float">
            <text:p>0.44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446" calcext:value-type="float">
            <text:p>0.446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Change to 5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18" office:value-type="string" calcext:value-type="string">
            <text:p>[1, 1, 1, 1, 1, 1, 1, 0, 0, 1, 0, 1, 1, 0]</text:p>
            <text:p/>
          </table:table-cell>
          <table:table-cell office:value-type="string" calcext:value-type="string">
            <text:p>All empathy components in the database (32 emotion labels as baseline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94" calcext:value-type="float">
            <text:p>0.594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Change to 3 labels</text:p>
          </table:table-cell>
          <table:table-cell table:style-name="ce20"/>
          <table:table-cell table:style-name="ce22"/>
          <table:table-cell table:style-name="ce20"/>
          <table:table-cell table:style-name="ce19" table:number-columns-repeated="3"/>
          <table:table-cell table:style-name="ce24"/>
          <table:table-cell table:number-columns-repeated="3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18" office:value-type="string" calcext:value-type="string">
            <text:p>[1, 1, 1, 1, 1, 1, 1, 0, 0, 1, 1, 1, 1, 0]</text:p>
            <text:p/>
          </table:table-cell>
          <table:table-cell office:value-type="string" calcext:value-type="string">
            <text:p>All empathy components in the database (32 emotion labels as baseline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except emotion, IP and EX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" calcext:value-type="float">
            <text:p>0.45</text:p>
          </table:table-cell>
          <table:table-cell office:value-type="float" office:value="0.568" calcext:value-type="float">
            <text:p>0.568</text:p>
          </table:table-cell>
          <table:table-cell office:value-type="float" office:value="0.5975" calcext:value-type="float">
            <text:p>0.5975</text:p>
          </table:table-cell>
          <table:table-cell office:value-type="float" office:value="0.452" calcext:value-type="float">
            <text:p>0.452</text:p>
          </table:table-cell>
          <table:table-cell table:number-columns-repeated="2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Intent + sentiment + length+ EPITOME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46" calcext:value-type="float">
            <text:p>0.546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in the database (20 emotion labels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47" calcext:value-type="float">
            <text:p>0.547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18" office:value-type="string" calcext:value-type="string">
            <text:p>[1, 1, 1, 1, 1, 1, 0, 0, 0, 1, 1, 1, 1, 0]</text:p>
            <text:p/>
          </table:table-cell>
          <table:table-cell office:value-type="string" calcext:value-type="string">
            <text:p>All empathy components in the database (8 emotion labels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48" calcext:value-type="float">
            <text:p>0.548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18" office:value-type="string" calcext:value-type="string">
            <text:p>[1, 0, 0, 0, 0, 1, 0, 0, 0, 1, 1, 0, 1, 0]</text:p>
          </table:table-cell>
          <table:table-cell table:style-name="ce7"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72" calcext:value-type="float">
            <text:p>0.372</text:p>
          </table:table-cell>
          <table:table-cell office:value-type="float" office:value="0.483" calcext:value-type="float">
            <text:p>0.483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18" office:value-type="string" calcext:value-type="string">
            <text:p>[1, 0, 0, 0, 0, 1, 0, 0, 0, 0, 1, 1, 1, 0]</text:p>
          </table:table-cell>
          <table:table-cell office:value-type="string" calcext:value-type="string">
            <text:p>Length + Exchange 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" calcext:value-type="float">
            <text:p>0.31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1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" calcext:value-type="float">
            <text:p>0.3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56" calcext:value-type="float">
            <text:p>0.556</text:p>
          </table:table-cell>
          <table:table-cell table:number-columns-repeated="3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1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1" calcext:value-type="float">
            <text:p>0.411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18" office:value-type="string" calcext:value-type="string">
            <text:p>[1, 0, 0, 0, 0, 1, 1, 0, 0, 0, 1, 0, 1, 0]</text:p>
            <text:p/>
          </table:table-cell>
          <table:table-cell office:value-type="string" calcext:value-type="string">
            <text:p>Length + 32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9" calcext:value-type="float">
            <text:p>0.509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0:02:22.846688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5-31T14:14:06.389495565</dc:date>
    <meta:editing-duration>P3DT3H35M47S</meta:editing-duration>
    <meta:editing-cycles>64</meta:editing-cycles>
    <meta:document-statistic meta:table-count="1" meta:cell-count="811" meta:object-count="0"/>
  </office:meta>
</office:document-meta>
</file>